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400000360532DD3C290BB7178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be93"/>
    </style:style>
    <style:style style:name="P2" style:family="paragraph" style:parent-style-name="Heading_20_1">
      <style:text-properties officeooo:rsid="001abe93" officeooo:paragraph-rsid="001abe93"/>
    </style:style>
    <style:style style:name="P3" style:family="paragraph" style:parent-style-name="Heading_20_2">
      <style:text-properties officeooo:rsid="001abe93" officeooo:paragraph-rsid="001abe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EPENDENCY DESCRIPTION</text:h>
      <text:h text:style-name="P3" text:outline-level="2">Component Diagram</text:h>
      <text:p text:style-name="P1"><draw:frame draw:style-name="fr1" draw:name="Image1" text:anchor-type="char" svg:width="17.59cm" svg:height="11.141cm" draw:z-index="0"><draw:image xlink:href="Pictures/100000000000055400000360532DD3C290BB717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7:27:56.785551136</meta:creation-date>
    <dc:date>2020-03-16T17:52:06.529086504</dc:date>
    <meta:editing-duration>PT3M49S</meta:editing-duration>
    <meta:editing-cycles>1</meta:editing-cycles>
    <meta:document-statistic meta:table-count="0" meta:image-count="1" meta:object-count="0" meta:page-count="1" meta:paragraph-count="2" meta:word-count="4" meta:character-count="39" meta:non-whitespace-character-count="37"/>
    <meta:generator>LibreOffice/6.4.1.2$Linux_X86_64 LibreOffice_project/40$Build-2</meta:generator>
  </office:meta>
</office:document-meta>
</file>